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1000000119EE0E7A32396A8A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3918f6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4f3907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59a37" officeooo:paragraph-rsid="00559a37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68c65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97bb5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8a0ce2" officeooo:paragraph-rsid="008a0ce2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8c95b1" officeooo:paragraph-rsid="008c95b1" fo:background-color="#99ff99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af6d8" officeooo:paragraph-rsid="00726626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ee5a3" officeooo:paragraph-rsid="00726626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fo:font-style="normal" style:text-underline-style="none" fo:font-weight="normal" officeooo:rsid="0090a329" officeooo:paragraph-rsid="0090a329" style:font-style-asian="normal" style:font-weight-asian="normal" style:font-style-complex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26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27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28" style:family="paragraph" style:parent-style-name="Standard">
      <style:text-properties officeooo:paragraph-rsid="0033dccf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Liberation Sans" fo:font-size="18.2000007629395pt" fo:font-weight="bold" officeooo:rsid="0054677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559a3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546777" officeooo:paragraph-rsid="0054677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546777" officeooo:paragraph-rsid="008a0ce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4" style:family="paragraph" style:parent-style-name="Text_20_body">
      <style:paragraph-properties fo:margin-top="0cm" fo:margin-bottom="0cm" loext:contextual-spacing="false"/>
      <style:text-properties officeooo:rsid="006a504d" officeooo:paragraph-rsid="006a504d"/>
    </style:style>
    <style:style style:name="P35" style:family="paragraph" style:parent-style-name="Text_20_body">
      <style:paragraph-properties fo:margin-top="0cm" fo:margin-bottom="0cm" loext:contextual-spacing="false"/>
      <style:text-properties officeooo:rsid="007fcb22" officeooo:paragraph-rsid="007fcb22"/>
    </style:style>
    <style:style style:name="P36" style:family="paragraph" style:parent-style-name="Text_20_body">
      <style:paragraph-properties fo:margin-top="0cm" fo:margin-bottom="0cm" loext:contextual-spacing="false"/>
      <style:text-properties style:text-line-through-style="solid" style:text-line-through-type="single" officeooo:rsid="009ea11c" officeooo:paragraph-rsid="009ea11c" fo:background-color="#b2b2b2"/>
    </style:style>
    <style:style style:name="P37" style:family="paragraph" style:parent-style-name="Standard" style:list-style-name="L1">
      <loext:graphic-properties draw:fill="none"/>
      <style:paragraph-properties fo:background-color="transparent"/>
      <style:text-properties officeooo:rsid="002c7bf5" officeooo:paragraph-rsid="002c7bf5"/>
    </style:style>
    <style:style style:name="P38" style:family="paragraph" style:parent-style-name="Standard" style:list-style-name="L1">
      <loext:graphic-properties draw:fill="none"/>
      <style:paragraph-properties fo:background-color="transparent"/>
      <style:text-properties officeooo:rsid="002c7bf5" officeooo:paragraph-rsid="0031dc86"/>
    </style:style>
    <style:style style:name="P39" style:family="paragraph" style:parent-style-name="Standard" style:list-style-name="L1">
      <loext:graphic-properties draw:fill="none"/>
      <style:paragraph-properties fo:background-color="transparent"/>
      <style:text-properties officeooo:rsid="002c7bf5" officeooo:paragraph-rsid="0032454f"/>
    </style:style>
    <style:style style:name="P40" style:family="paragraph" style:parent-style-name="Standard" style:list-style-name="L1">
      <loext:graphic-properties draw:fill="none"/>
      <style:paragraph-properties fo:background-color="transparent"/>
      <style:text-properties officeooo:rsid="00367092" officeooo:paragraph-rsid="00367092"/>
    </style:style>
    <style:style style:name="P41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2c7bf5"/>
    </style:style>
    <style:style style:name="P42" style:family="paragraph" style:parent-style-name="Standard" style:list-style-name="L1">
      <loext:graphic-properties draw:fill="none"/>
      <style:paragraph-properties fo:background-color="transparent"/>
      <style:text-properties officeooo:rsid="0031dc86" officeooo:paragraph-rsid="0031dc86"/>
    </style:style>
    <style:style style:name="P43" style:family="paragraph" style:parent-style-name="Standard" style:list-style-name="L1">
      <loext:graphic-properties draw:fill="none"/>
      <style:paragraph-properties fo:background-color="transparent"/>
      <style:text-properties officeooo:rsid="0031dc86" officeooo:paragraph-rsid="0032454f"/>
    </style:style>
    <style:style style:name="P44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a6be1"/>
    </style:style>
    <style:style style:name="P45" style:family="paragraph" style:parent-style-name="Standard" style:list-style-name="L2">
      <loext:graphic-properties draw:fill="none"/>
      <style:paragraph-properties fo:background-color="transparent"/>
      <style:text-properties officeooo:rsid="002ed7de" officeooo:paragraph-rsid="003a6be1"/>
    </style:style>
    <style:style style:name="P46" style:family="paragraph" style:parent-style-name="Standard" style:list-style-name="L3">
      <loext:graphic-properties draw:fill="none"/>
      <style:paragraph-properties fo:background-color="transparent"/>
      <style:text-properties officeooo:rsid="0033dccf" officeooo:paragraph-rsid="0033dccf"/>
    </style:style>
    <style:style style:name="P47" style:family="paragraph" style:parent-style-name="Standard" style:list-style-name="L3">
      <loext:graphic-properties draw:fill="none"/>
      <style:paragraph-properties fo:background-color="transparent"/>
      <style:text-properties officeooo:rsid="003724e5" officeooo:paragraph-rsid="003724e5"/>
    </style:style>
    <style:style style:name="P48" style:family="paragraph" style:parent-style-name="Standard" style:list-style-name="L3">
      <loext:graphic-properties draw:fill="none"/>
      <style:paragraph-properties fo:background-color="transparent"/>
      <style:text-properties officeooo:rsid="0034d6ef" officeooo:paragraph-rsid="0034d6ef"/>
    </style:style>
    <style:style style:name="P49" style:family="paragraph" style:parent-style-name="Standard" style:list-style-name="L6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8a0ce2" officeooo:paragraph-rsid="008a0ce2"/>
    </style:style>
    <style:style style:name="P50" style:family="paragraph" style:parent-style-name="Standard" style:list-style-name="L6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8a2c70" officeooo:paragraph-rsid="008a2c70"/>
    </style:style>
    <style:style style:name="P51" style:family="paragraph" style:parent-style-name="Standard" style:list-style-name="L6">
      <loext:graphic-properties draw:fill="none"/>
      <style:paragraph-properties fo:margin-top="0cm" fo:margin-bottom="0cm" loext:contextual-spacing="false" fo:background-color="transparent"/>
      <style:text-properties officeooo:rsid="008a0ce2" officeooo:paragraph-rsid="008a2c70"/>
    </style:style>
    <style:style style:name="P52" style:family="paragraph" style:parent-style-name="Standard" style:list-style-name="L6">
      <loext:graphic-properties draw:fill="none"/>
      <style:paragraph-properties fo:margin-top="0cm" fo:margin-bottom="0cm" loext:contextual-spacing="false" fo:background-color="transparent"/>
      <style:text-properties officeooo:rsid="008a2c70" officeooo:paragraph-rsid="008a2c70"/>
    </style:style>
    <style:style style:name="P53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a504d" officeooo:paragraph-rsid="008c2182" fo:background-color="#b2b2b2"/>
    </style:style>
    <style:style style:name="P54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864fcf" officeooo:paragraph-rsid="00864fcf" fo:background-color="#b2b2b2"/>
    </style:style>
    <style:style style:name="P55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bd61a" officeooo:paragraph-rsid="006bd61a" fo:background-color="#b2b2b2"/>
    </style:style>
    <style:style style:name="P56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bd61a" officeooo:paragraph-rsid="0092a836" fo:background-color="#b2b2b2"/>
    </style:style>
    <style:style style:name="P57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bd61a" officeooo:paragraph-rsid="009107eb" fo:background-color="#b2b2b2"/>
    </style:style>
    <style:style style:name="P58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bd61a" officeooo:paragraph-rsid="00944cc6" fo:background-color="#b2b2b2"/>
    </style:style>
    <style:style style:name="P59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bd61a" officeooo:paragraph-rsid="0095acea" fo:background-color="#b2b2b2"/>
    </style:style>
    <style:style style:name="P60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bd61a" officeooo:paragraph-rsid="00974664" fo:background-color="#b2b2b2"/>
    </style:style>
    <style:style style:name="P61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bd61a" officeooo:paragraph-rsid="007c556b" fo:background-color="#b2b2b2"/>
    </style:style>
    <style:style style:name="P62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bd61a" officeooo:paragraph-rsid="006e9fe7" fo:background-color="#b2b2b2"/>
    </style:style>
    <style:style style:name="P63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bd61a" officeooo:paragraph-rsid="007ac1a2" fo:background-color="#b2b2b2"/>
    </style:style>
    <style:style style:name="P64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6bd61a" officeooo:paragraph-rsid="0088873d" fo:background-color="#b2b2b2"/>
    </style:style>
    <style:style style:name="P65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701668" officeooo:paragraph-rsid="00712aa3" fo:background-color="#b2b2b2"/>
    </style:style>
    <style:style style:name="P66" style:family="paragraph" style:parent-style-name="Text_20_body" style:list-style-name="L5">
      <style:paragraph-properties fo:margin-top="0cm" fo:margin-bottom="0cm" loext:contextual-spacing="false"/>
      <style:text-properties style:text-line-through-style="solid" style:text-line-through-type="single" officeooo:rsid="00712aa3" officeooo:paragraph-rsid="00712aa3" fo:background-color="#b2b2b2"/>
    </style:style>
    <style:style style:name="P67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75504b" officeooo:paragraph-rsid="0075504b" fo:background-color="#b2b2b2"/>
    </style:style>
    <style:style style:name="P68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9ea11c" officeooo:paragraph-rsid="009ea11c" fo:background-color="#b2b2b2"/>
    </style:style>
    <style:style style:name="P69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a0637c" officeooo:paragraph-rsid="00a0637c" fo:background-color="#b2b2b2"/>
    </style:style>
    <style:style style:name="P70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7b53b2" officeooo:paragraph-rsid="007b53b2" fo:background-color="#b2b2b2"/>
    </style:style>
    <style:style style:name="P71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7c556b" officeooo:paragraph-rsid="007c556b" fo:background-color="#b2b2b2"/>
    </style:style>
    <style:style style:name="P72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78aff7" officeooo:paragraph-rsid="0078aff7" fo:background-color="#b2b2b2"/>
    </style:style>
    <style:style style:name="P73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88873d" officeooo:paragraph-rsid="0088873d" fo:background-color="#b2b2b2"/>
    </style:style>
    <style:style style:name="P74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7e6108" officeooo:paragraph-rsid="007e6108" fo:background-color="#b2b2b2"/>
    </style:style>
    <style:style style:name="P75" style:family="paragraph" style:parent-style-name="Text_20_body" style:list-style-name="L4">
      <style:paragraph-properties fo:margin-top="0cm" fo:margin-bottom="0cm" loext:contextual-spacing="false"/>
      <style:text-properties style:text-line-through-style="solid" style:text-line-through-type="single" officeooo:rsid="007e6108" officeooo:paragraph-rsid="00a451b5" fo:background-color="#b2b2b2"/>
    </style:style>
    <style:style style:name="P76" style:family="paragraph" style:parent-style-name="Text_20_body" style:list-style-name="L4">
      <style:paragraph-properties fo:margin-top="0cm" fo:margin-bottom="0cm" loext:contextual-spacing="false"/>
      <style:text-properties officeooo:rsid="00701668" officeooo:paragraph-rsid="00742045"/>
    </style:style>
    <style:style style:name="P77" style:family="paragraph" style:parent-style-name="Text_20_body" style:list-style-name="L4">
      <style:paragraph-properties fo:margin-top="0cm" fo:margin-bottom="0cm" loext:contextual-spacing="false"/>
      <style:text-properties officeooo:rsid="007e6108" officeooo:paragraph-rsid="007e6108"/>
    </style:style>
    <style:style style:name="P78" style:family="paragraph" style:parent-style-name="Text_20_body" style:list-style-name="L4">
      <style:paragraph-properties fo:margin-top="0cm" fo:margin-bottom="0cm" loext:contextual-spacing="false"/>
      <style:text-properties officeooo:rsid="007e6108" officeooo:paragraph-rsid="00a451b5"/>
    </style:style>
    <style:style style:name="P79" style:family="paragraph" style:parent-style-name="Text_20_body" style:list-style-name="L4">
      <style:paragraph-properties fo:margin-top="0cm" fo:margin-bottom="0cm" loext:contextual-spacing="false"/>
      <style:text-properties officeooo:rsid="007e6108" officeooo:paragraph-rsid="00a5ea61"/>
    </style:style>
    <style:style style:name="P80" style:family="paragraph" style:parent-style-name="Text_20_body" style:list-style-name="L4">
      <style:paragraph-properties fo:margin-top="0cm" fo:margin-bottom="0cm" loext:contextual-spacing="false"/>
      <style:text-properties officeooo:rsid="007e6108" officeooo:paragraph-rsid="00a0b017"/>
    </style:style>
    <style:style style:name="P81" style:family="paragraph" style:parent-style-name="Text_20_body" style:list-style-name="L4">
      <style:paragraph-properties fo:margin-top="0cm" fo:margin-bottom="0cm" loext:contextual-spacing="false"/>
      <style:text-properties officeooo:rsid="007fcb22" officeooo:paragraph-rsid="007fcb22"/>
    </style:style>
    <style:style style:name="P82" style:family="paragraph" style:parent-style-name="Text_20_body" style:list-style-name="L6">
      <loext:graphic-properties draw:fill="none"/>
      <style:paragraph-properties fo:margin-top="0cm" fo:margin-bottom="0cm" loext:contextual-spacing="false" fo:background-color="transparent"/>
      <style:text-properties officeooo:rsid="006a504d" officeooo:paragraph-rsid="008a2c70"/>
    </style:style>
    <style:style style:name="P83" style:family="paragraph" style:parent-style-name="Text_20_body" style:list-style-name="L6">
      <loext:graphic-properties draw:fill="none"/>
      <style:paragraph-properties fo:margin-top="0cm" fo:margin-bottom="0cm" loext:contextual-spacing="false" fo:background-color="transparent"/>
      <style:text-properties officeooo:rsid="008a2c70" officeooo:paragraph-rsid="008a2c70"/>
    </style:style>
    <style:style style:name="P84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rsid="0023d766" officeooo:paragraph-rsid="00244362"/>
    </style:style>
    <style:style style:name="P85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86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a6be1"/>
    </style:style>
    <style:style style:name="T9" style:family="text">
      <style:text-properties officeooo:rsid="003e29e0"/>
    </style:style>
    <style:style style:name="T10" style:family="text">
      <style:text-properties officeooo:rsid="003ec6bc"/>
    </style:style>
    <style:style style:name="T11" style:family="text">
      <style:text-properties officeooo:rsid="0048aefe"/>
    </style:style>
    <style:style style:name="T12" style:family="text">
      <style:text-properties officeooo:rsid="004f3c9e"/>
    </style:style>
    <style:style style:name="T13" style:family="text">
      <style:text-properties officeooo:rsid="00559a37"/>
    </style:style>
    <style:style style:name="T14" style:family="text">
      <style:text-properties officeooo:rsid="0057e68e"/>
    </style:style>
    <style:style style:name="T15" style:family="text">
      <style:text-properties officeooo:rsid="0060afb2"/>
    </style:style>
    <style:style style:name="T16" style:family="text">
      <style:text-properties style:text-line-through-style="none" style:text-line-through-type="none" officeooo:rsid="00615b4a"/>
    </style:style>
    <style:style style:name="T17" style:family="text">
      <style:text-properties style:text-line-through-style="none" style:text-line-through-type="none" officeooo:rsid="006a504d"/>
    </style:style>
    <style:style style:name="T18" style:family="text">
      <style:text-properties officeooo:rsid="00697c6a"/>
    </style:style>
    <style:style style:name="T19" style:family="text">
      <style:text-properties officeooo:rsid="002c7bf5"/>
    </style:style>
    <style:style style:name="T20" style:family="text">
      <style:text-properties officeooo:rsid="006a504d"/>
    </style:style>
    <style:style style:name="T21" style:family="text">
      <style:text-properties officeooo:rsid="007a3093"/>
    </style:style>
    <style:style style:name="T22" style:family="text">
      <style:text-properties officeooo:rsid="007d63b0"/>
    </style:style>
    <style:style style:name="T23" style:family="text">
      <style:text-properties officeooo:rsid="007fcb22"/>
    </style:style>
    <style:style style:name="T24" style:family="text">
      <style:text-properties officeooo:rsid="008113b0"/>
    </style:style>
    <style:style style:name="T25" style:family="text">
      <style:text-properties officeooo:rsid="0082af55"/>
    </style:style>
    <style:style style:name="T26" style:family="text">
      <style:text-properties officeooo:rsid="0083d81d"/>
    </style:style>
    <style:style style:name="T27" style:family="text">
      <style:text-properties officeooo:rsid="0084f46f"/>
    </style:style>
    <style:style style:name="T28" style:family="text">
      <style:text-properties officeooo:rsid="00851360"/>
    </style:style>
    <style:style style:name="T29" style:family="text">
      <style:text-properties officeooo:rsid="00864fcf"/>
    </style:style>
    <style:style style:name="T30" style:family="text">
      <style:text-properties officeooo:rsid="0088873d"/>
    </style:style>
    <style:style style:name="T31" style:family="text">
      <style:text-properties officeooo:rsid="008a0ce2"/>
    </style:style>
    <style:style style:name="T32" style:family="text">
      <style:text-properties officeooo:rsid="008a2c70"/>
    </style:style>
    <style:style style:name="T33" style:family="text">
      <style:text-properties officeooo:rsid="008d5898"/>
    </style:style>
    <style:style style:name="T34" style:family="text">
      <style:text-properties fo:font-weight="bold" officeooo:rsid="008d5898" style:font-weight-asian="bold" style:font-weight-complex="bold"/>
    </style:style>
    <style:style style:name="T35" style:family="text">
      <style:text-properties officeooo:rsid="008d9733"/>
    </style:style>
    <style:style style:name="T36" style:family="text">
      <style:text-properties officeooo:rsid="008f5cb6"/>
    </style:style>
    <style:style style:name="T37" style:family="text">
      <style:text-properties officeooo:rsid="009107eb"/>
    </style:style>
    <style:style style:name="T38" style:family="text">
      <style:text-properties officeooo:rsid="009ea11c"/>
    </style:style>
    <style:style style:name="T39" style:family="text">
      <style:text-properties officeooo:rsid="00a0040b"/>
    </style:style>
    <style:style style:name="T40" style:family="text">
      <style:text-properties officeooo:rsid="00a0637c"/>
    </style:style>
    <style:style style:name="T41" style:family="text">
      <style:text-properties officeooo:rsid="00a451b5"/>
    </style:style>
    <style:style style:name="T42" style:family="text">
      <style:text-properties officeooo:rsid="00a5ea6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Требования СП.</text:p>
      <text:p text:style-name="P18">4.4.3 Трубопроводы <text:span text:style-name="T12">канализации </text:span>не должны примыкать вплотную к поверхности строительных конструкций. Расстояние в свету между трубами и строительными конструкциями должно быть не менее 20 мм.</text:p>
      <text:p text:style-name="P9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0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6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6">5.4.14 Прокладку сетей внутреннего водопровода следует предусматривать с уклоном не менее 0,002.</text:p>
      <text:p text:style-name="P17">5.4.15 При стесненных условиях допускается прокладка сетей внутреннего водопровода с уклоном не менее 0,001.</text:p>
      <text:p text:style-name="P17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4">7.1.5 Установку запорной арматуры на внутренних водопроводных сетях следует предусматривать:</text:p>
      <text:p text:style-name="P14">...</text:p>
      <text:p text:style-name="P15">на ответвлениях, питающих пять водоразборных точек и более;</text:p>
      <text:p text:style-name="P15">…</text:p>
      <text:p text:style-name="P15"/>
      <text:p text:style-name="P21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5">8.<text:span text:style-name="T11">3</text:span>.6 Применять прямые крестовины при расположении их в горизонтальной плоскости не допускается.</text:p>
      <text:p text:style-name="P15"/>
      <text:p text:style-name="P15">для горизонтальных и вертикальных участков трубопроводов диаметром 50 и 110 мм с обычными раструбными соединениями расстояние между неподвижными креплениями не должно превышать соответственно 1,6 м (для <draw:frame draw:style-name="fr1" draw:name="Изображение1" text:anchor-type="as-char" svg:width="0.45cm" svg:height="0.45cm" draw:z-index="0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50 мм) и 2 м (для <draw:frame draw:style-name="fr1" draw:name="Изображение2" text:anchor-type="as-char" svg:width="0.45cm" svg:height="0.45cm" draw:z-index="1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110 мм); расстояние между подвижными креплениями для горизонтальных трубопроводов должно составлять не более 10<draw:frame draw:style-name="fr1" draw:name="Изображение3" text:anchor-type="as-char" svg:width="0.45cm" svg:height="0.45cm" draw:z-index="2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, для вертикальных - не более 20<draw:frame draw:style-name="fr1" draw:name="Изображение4" text:anchor-type="as-char" svg:width="0.45cm" svg:height="0.45cm" draw:z-index="3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;</text:p>
      <text:p text:style-name="P15"/>
      <text:p text:style-name="P30"><text:span text:style-name="T13">Полипропилен</text:span>.</text:p>
      <text:p text:style-name="Standard"/>
      <text:p text:style-name="P25">Расстояние между опорами для ПП труб 20 мм, армированных стекловолокном: ХВ<text:span text:style-name="T14">С</text:span> - 90 см, ГВ<text:span text:style-name="T14">С</text:span> — 70 см.</text:p>
      <text:p text:style-name="P12">Использовать трубы и фитинги класса 2 для горячего водоснабжения.</text:p>
      <text:p text:style-name="P12">Рабочее давление — не менее 6 атмосфер.</text:p>
      <text:p text:style-name="P12">Для горячего водопровода использовать KraftFaser S3,2 SDR7,4 и фитинги SDR6.</text:p>
      <text:p text:style-name="P12"><text:span text:style-name="T17">Теплоизоляция</text:span><text:span text:style-name="T16"> 6 мм.</text:span></text:p>
      <text:p text:style-name="P12"><text:soft-page-break/>Теплоизоляция участков в стене — трубными оболочками с наружным полиэтиленовым покрытием.</text:p>
      <text:h text:style-name="P84" text:outline-level="1"><text:span text:style-name="T2">Хотелки</text:span><text:span text:style-name="T1">.</text:span></text:h>
      <text:p text:style-name="P1"/>
      <text:p text:style-name="P2">После завершения работ по черновой сантехнике покрасить металлические трубы.</text:p>
      <text:p text:style-name="P2">Вентили ставить с рычагом, а не с бабочкой.</text:p>
      <text:p text:style-name="P13"><text:span text:style-name="T19">Термостат на гигиенический душ (FAR 3950 12), обязательно обратные клапаны на подводы от коллектора; электромагнитный клапан НЗ, открывание от света в туалете, или по кнопке с отключением по времени, или по миниатюрному датчику движения (типа </text:span>HC-SR505<text:span text:style-name="T18">).</text:span></text:p>
      <text:p text:style-name="P6">Фильтр тонкой очистки для увлажнителя, <text:span text:style-name="T5">фильтр деионизации.</text:span></text:p>
      <text:p text:style-name="P7"/>
      <text:p text:style-name="P11">Вход канализации для стиралки — на высоте 50-60 см (для устранения сифонного эффекта)!!!</text:p>
      <text:p text:style-name="P11"/>
      <text:p text:style-name="P8">Обратные клапаны <text:span text:style-name="T24">(сифоны) </text:span>на стиралку, посудомойку, <text:span text:style-name="T24">сушилку.</text:span></text:p>
      <text:h text:style-name="P85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6692079099938389122" text:style-name="L1">
        <text:list-item>
          <text:p text:style-name="P37">унитаз;</text:p>
        </text:list-item>
        <text:list-item>
          <text:p text:style-name="P37">гигиенический душ;</text:p>
        </text:list-item>
        <text:list-item>
          <text:p text:style-name="P37">смеситель на раковине в туалете;</text:p>
        </text:list-item>
        <text:list-item>
          <text:p text:style-name="P40">нагреватель проточный — <text:span text:style-name="T10">не менее 6 кВт</text:span>;</text:p>
        </text:list-item>
        <text:list-item>
          <text:p text:style-name="P38">смеситель на <text:span text:style-name="T6">ванне;</text:span></text:p>
        </text:list-item>
        <text:list-item>
          <text:p text:style-name="P42">смеситель на раковине в ванной;</text:p>
        </text:list-item>
        <text:list-item>
          <text:p text:style-name="P42">смеситель на мойке в кухне;</text:p>
        </text:list-item>
      </text:list>
      <text:p text:style-name="P27"/>
      <text:p text:style-name="P5">Холодная вода <text:span text:style-name="T8">после фильтра деионизации</text:span>:</text:p>
      <text:list xml:id="list3692706550358623734" text:style-name="L2">
        <text:list-item>
          <text:p text:style-name="P41">установка увлажнения;</text:p>
        </text:list-item>
        <text:list-item>
          <text:p text:style-name="P45">стиральная машина;</text:p>
        </text:list-item>
        <text:list-item>
          <text:p text:style-name="P44">посудомоечная машина;</text:p>
        </text:list-item>
      </text:list>
      <text:list xml:id="list223510641171686" text:continue-list="list6692079099938389122" text:style-name="L1">
        <text:list-header>
          <text:p text:style-name="P37"/>
        </text:list-header>
      </text:list>
      <text:p text:style-name="P4"><text:span text:style-name="T7">Горячая</text:span> вода:</text:p>
      <text:list xml:id="list223509522224199" text:continue-numbering="true" text:style-name="L1">
        <text:list-item>
          <text:p text:style-name="P39">гигиенический душ;</text:p>
        </text:list-item>
        <text:list-item>
          <text:p text:style-name="P39">смеситель на раковине в туалете;</text:p>
        </text:list-item>
        <text:list-item>
          <text:p text:style-name="P39">смеситель на <text:span text:style-name="T6">ванне;</text:span></text:p>
        </text:list-item>
        <text:list-item>
          <text:p text:style-name="P43">смеситель на раковине в ванной;</text:p>
        </text:list-item>
        <text:list-item>
          <text:p text:style-name="P43">смеситель на мойке в кухне.</text:p>
        </text:list-item>
      </text:list>
      <text:p text:style-name="P26"/>
      <text:h text:style-name="P86" text:outline-level="1"><text:span text:style-name="T3">Точки водо</text:span><text:span text:style-name="T4">отведения</text:span><text:span text:style-name="T1">.</text:span></text:h>
      <text:p text:style-name="P28"/>
      <text:list xml:id="list3329719159399730183" text:style-name="L3">
        <text:list-item>
          <text:p text:style-name="P46">раковина в туалете — <text:span text:style-name="T9">32 мм</text:span>;</text:p>
        </text:list-item>
        <text:list-item>
          <text:p text:style-name="P47">фильтры тонкой очистки — <text:span text:style-name="T20">шланг.</text:span></text:p>
        </text:list-item>
        <text:list-item>
          <text:p text:style-name="P48">стиральная машина — <text:span text:style-name="T9">32 мм</text:span>;</text:p>
        </text:list-item>
        <text:list-item>
          <text:p text:style-name="P48">сушильная машина — <text:span text:style-name="T9">32 мм</text:span>;</text:p>
        </text:list-item>
        <text:list-item>
          <text:p text:style-name="P48"><text:soft-page-break/>ванна — <text:span text:style-name="T9">50 мм</text:span>;</text:p>
        </text:list-item>
        <text:list-item>
          <text:p text:style-name="P48">раковина в ванной — <text:span text:style-name="T9">40 мм</text:span>;</text:p>
        </text:list-item>
        <text:list-item>
          <text:p text:style-name="P48">мойка на кухне — <text:span text:style-name="T9">40 или 50 мм</text:span>;</text:p>
        </text:list-item>
        <text:list-item>
          <text:p text:style-name="P48">посудомоечная машина — <text:span text:style-name="T9">32 мм</text:span>.</text:p>
        </text:list-item>
      </text:list>
      <text:p text:style-name="P29"/>
      <text:p text:style-name="P32">Указания по монтажу <text:span text:style-name="T31">общие</text:span>.</text:p>
      <text:p text:style-name="Text_20_body"/>
      <text:p text:style-name="P22">Участки канализации, прокладываемые в штрабах, перед заделкой обернуть <text:span text:style-name="T36">гидроизоляцией или шумоизоляцией, стыки проклеить скотчем.</text:span></text:p>
      <text:p text:style-name="P23"><text:span text:style-name="T15">Штрабы</text:span> заделывать цементно-песчаной штукатуркой.</text:p>
      <text:p text:style-name="P23"/>
      <text:p text:style-name="P24">После обработки стен и потолка Ветонитом обмазать всё акриловой гидроизоляцией.</text:p>
      <text:p text:style-name="Text_20_body"/>
      <text:p text:style-name="P34">Порядок работ:</text:p>
      <text:list xml:id="list6244392711934270656" text:style-name="L4">
        <text:list-item>
          <text:p text:style-name="P53"><text:span text:style-name="T26">Оштукатурить</text:span> <text:span text:style-name="T28">стену 30-37.</text:span></text:p>
        </text:list-item>
        <text:list-item>
          <text:p text:style-name="P54">Выполнить шумоизоляцию и гидроизоляцию согласно проекту перепланировки.</text:p>
        </text:list-item>
        <text:list-item>
          <text:p text:style-name="P55">Залить стяжку пола в ванной и туалете.</text:p>
        </text:list-item>
        <text:list-item>
          <text:p text:style-name="P56">Удалить маяк из стены 37-29.</text:p>
        </text:list-item>
        <text:list-item>
          <text:p text:style-name="P57">Подготовить к финишной отделке потолки и стены 30-37, 37-29.</text:p>
        </text:list-item>
        <text:list-item>
          <text:p text:style-name="P58">Смонтировать участок №1 канализации.</text:p>
        </text:list-item>
        <text:list-item>
          <text:p text:style-name="P59">Переделать водоразборный узел: смонтировать конструкции часть 1, разнести гребенки в 3 уровня от стены, закрепить водонагреватель, узел обвязки гигиенического душа.</text:p>
        </text:list-item>
        <text:list-item>
          <text:p text:style-name="P60">Примерить все сантехнические изделия (санфаянс и смесители), разметить места их установки, определиться со способами крепления, выполнить закладные под крепление раковин в стенах.</text:p>
        </text:list-item>
        <text:list-item>
          <text:p text:style-name="P60">Смонтировать полотенцесушитель, проверить, снять его до окончания отделочных работ.</text:p>
        </text:list-item>
        <text:list-item>
          <text:p text:style-name="P61">Примерить расположение стиральной машинки, определиться с расположением электророзеток для нее и сушилки, скорректировать расположение выводов ВК при необходимости.</text:p>
        </text:list-item>
        <text:list-item>
          <text:p text:style-name="P62">Разметить участок №2 канализации.</text:p>
        </text:list-item>
        <text:list-item>
          <text:p text:style-name="P63">Разметить и закрепить уголки для каркаса конструкции части 2 на боковой стене туалета, загрунтовать, окрасить в 2 слоя нитроэмалью.</text:p>
        </text:list-item>
        <text:list-item>
          <text:p text:style-name="P64">Смонтировать участок №2 канализации.</text:p>
        </text:list-item>
        <text:list-item>
          <text:p text:style-name="P65">Выполнить ветки водоснабжения в следующем порядке: </text:p>
        </text:list-item>
      </text:list>
      <text:list xml:id="list308210757572867575" text:style-name="L5">
        <text:list-item>
          <text:p text:style-name="P66">11 — нагреватель горячая</text:p>
        </text:list-item>
        <text:list-item>
          <text:p text:style-name="P66">9 — гигиенический душ горячая</text:p>
        </text:list-item>
        <text:list-item>
          <text:p text:style-name="P66">7 (высоту определить по высоте ветки 4 над канализацией 2, см. соответствующий лист) — мойка кухни горячая</text:p>
        </text:list-item>
        <text:list-item>
          <text:p text:style-name="P66">5 — раковина ванной горячая</text:p>
        </text:list-item>
        <text:list-item>
          <text:p text:style-name="P66"><text:soft-page-break/>3 — ванна горячая</text:p>
        </text:list-item>
        <text:list-item>
          <text:p text:style-name="P66">1 — раковина туалета горячая</text:p>
        </text:list-item>
        <text:list-item>
          <text:p text:style-name="P66">12 — нагреватель холодная</text:p>
        </text:list-item>
        <text:list-item>
          <text:p text:style-name="P66">10 — гигиенический душ/унитаз холодная</text:p>
        </text:list-item>
        <text:list-item>
          <text:p text:style-name="P66">8 — мойка кухни/фильтр холодная</text:p>
        </text:list-item>
        <text:list-item>
          <text:p text:style-name="P66">6 — раковина ванной холодная</text:p>
        </text:list-item>
        <text:list-item>
          <text:p text:style-name="P66">4 — ванная холодная</text:p>
        </text:list-item>
        <text:list-item>
          <text:p text:style-name="P66">2 — раковина туалета холодная</text:p>
        </text:list-item>
        <text:list-item>
          <text:p text:style-name="P66">15 — увлажнитель</text:p>
        </text:list-item>
        <text:list-item>
          <text:p text:style-name="P66">14 — посудомоечная машина</text:p>
        </text:list-item>
        <text:list-item>
          <text:p text:style-name="P66">13 — стиральная машина</text:p>
        </text:list-item>
      </text:list>
      <text:list xml:id="list223510454344642" text:continue-list="list6244392711934270656" text:style-name="L4">
        <text:list-header>
          <text:p text:style-name="P76"/>
        </text:list-header>
        <text:list-item>
          <text:p text:style-name="P67">Провести гидравлические испытания всех веток:</text:p>
          <text:p text:style-name="P68">заполнить ветку водой и выдержать рабочим давлением 2 часа</text:p>
          <text:p text:style-name="P68">подключить насос, наполнить водой из этой же трубы</text:p>
          <text:p text:style-name="P68">перекрыть вентиль на коллекторе</text:p>
          <text:p text:style-name="P68">накачать 4 атм</text:p>
          <text:p text:style-name="P68">выдержать 2 час<text:span text:style-name="T39">а, падение не должно быть больше 0,2 атм</text:span></text:p>
        </text:list-item>
      </text:list>
      <text:p text:style-name="P36"/>
      <text:list xml:id="list223509165661273" text:continue-numbering="true" text:style-name="L4">
        <text:list-item>
          <text:p text:style-name="P69">Смонтировать верхнюю часть короба в туалете.</text:p>
        </text:list-item>
        <text:list-item>
          <text:p text:style-name="P70">Прокинуть провода ДСУП, датчиков затопления <text:span text:style-name="T22">(см. ЭОМ).</text:span></text:p>
        </text:list-item>
        <text:list-item>
          <text:p text:style-name="P71">Выполнить шт<text:span text:style-name="T37">р</text:span>абы под электрику, заложить кабели и подрозетники <text:span text:style-name="T22">(см. ЭОМ)</text:span>.</text:p>
        </text:list-item>
        <text:list-item>
          <text:p text:style-name="P72"><text:span text:style-name="T38">Надеть теплоизоляцию на водопровод, з</text:span>аделать <text:span text:style-name="T26">все </text:span>штрабы.</text:p>
        </text:list-item>
        <text:list-item>
          <text:p text:style-name="P73">Смонтировать инсталляцию унитаза, <text:span text:style-name="T40">ветку 16 к гигиеническому душу.</text:span></text:p>
        </text:list-item>
        <text:list-item>
          <text:p text:style-name="P74">Смонтировать конструкции части 2 <text:span text:style-name="T30">(зашить стояк и боковой короб в туалете).</text:span></text:p>
        </text:list-item>
        <text:list-item>
          <text:p text:style-name="P75"><text:span text:style-name="T41">Временно у</text:span>становить ванну, <text:span text:style-name="T41">подключить, проверить на герметичность наполнения и слива, демонтировать ванну.</text:span></text:p>
        </text:list-item>
        <text:list-item>
          <text:p text:style-name="P78">Выполнить финишное <text:span text:style-name="T23">шпаклевание, обмазочную гидроизоляцию и художественную роспись стены за ванной. После окончания работ заклеить рисунок полиэтиленом.</text:span></text:p>
        </text:list-item>
        <text:list-item>
          <text:p text:style-name="P79">Выполнить финишное <text:span text:style-name="T23">шпаклевание</text:span> и чистовую отделку <text:span text:style-name="T42">потолков.</text:span></text:p>
        </text:list-item>
        <text:list-item>
          <text:p text:style-name="P77">Установить ванну, <text:span text:style-name="T29">экран.</text:span></text:p>
        </text:list-item>
        <text:list-item>
          <text:p text:style-name="P77">Выполнить финишное <text:span text:style-name="T23">шпаклевание</text:span> и чистовую отделку <text:span text:style-name="T42">стен: декоративная штукатурка под камень.</text:span></text:p>
        </text:list-item>
        <text:list-item>
          <text:p text:style-name="P81">Смонтировать <text:span text:style-name="T25">полотенцесушитель, </text:span>смесители и санфаянс, <text:span text:style-name="T25">ЭУИ</text:span>, решетки ОВиК.</text:p>
        </text:list-item>
        <text:list-item>
          <text:p text:style-name="P81">Проверить ВК на работоспособность.</text:p>
        </text:list-item>
        <text:list-item>
          <text:p text:style-name="P80">Выполнить чистовое покрытие полов.</text:p>
        </text:list-item>
        <text:list-item>
          <text:p text:style-name="P81"><text:span text:style-name="T27">Своими силами в</text:span>ыполнить разводку кабелей и подключения в сантехстояке (см. ЭОМ).</text:p>
        </text:list-item>
      </text:list>
      <text:p text:style-name="P35"/>
      <text:p text:style-name="P33">Указания по монтажу <text:span text:style-name="T31">гидроизоляции</text:span>.</text:p>
      <text:p text:style-name="P33"><text:soft-page-break/></text:p>
      <text:p text:style-name="P19">Гидроизоляцию выполнять после завершения штукатурных работ!</text:p>
      <text:p text:style-name="P20">Толщина <text:span text:style-name="T33">слоя пескобетона — </text:span><text:span text:style-name="T34">45 мм</text:span><text:span text:style-name="T33">.</text:span></text:p>
      <text:p text:style-name="P20">Высота обреза звукоизоляции от верхней точки пола: <text:span text:style-name="T33">5 мм звукоизоляции + 45 мм пескобетона + 10 мм плитка с клеем = </text:span><text:span text:style-name="T34">60 мм</text:span><text:span text:style-name="T33">.</text:span></text:p>
      <text:p text:style-name="P19"/>
      <text:list xml:id="list6586233430534989873" text:style-name="L6">
        <text:list-item>
          <text:p text:style-name="P49">Оштукатурить стену в ванной.</text:p>
        </text:list-item>
        <text:list-item>
          <text:p text:style-name="P49">Найти наивысшую общую точку пола ванной и туалета, при необходимости сбить неровности в туалете.</text:p>
        </text:list-item>
        <text:list-item>
          <text:p text:style-name="P49">Отметить на косяке и стенах уровень стяжки (+<text:span text:style-name="T33">6</text:span>0 мм от наивысшей точки перекрытия), уровень гидроизоляции (+300 мм <text:s/>от наивысшей точки перекрытия).</text:p>
        </text:list-item>
        <text:list-item>
          <text:p text:style-name="P49">Наклеить малярную ленту <text:span text:style-name="T35">выше</text:span> уровня стяжки, прогрунтовать битумным праймером <text:span text:style-name="T35">пол и низ стен</text:span>.</text:p>
        </text:list-item>
        <text:list-item>
          <text:p text:style-name="P50">Уложить шумоизоляцию по инструкции производителя, обрезать по уровню стяжки.</text:p>
        </text:list-item>
        <text:list-item>
          <text:p text:style-name="P51">Наклеить малярную ленту <text:span text:style-name="T35">выше</text:span> уровня <text:span text:style-name="T32">гидроизоляции</text:span>, прогрунтовать битумным праймером.</text:p>
        </text:list-item>
        <text:list-item>
          <text:p text:style-name="P52">Положить гидроизоляцию в 2 слоя.</text:p>
        </text:list-item>
        <text:list-item>
          <text:p text:style-name="P82"><text:span text:style-name="T21">Смонтировать</text:span> участок №1 канализации.</text:p>
        </text:list-item>
        <text:list-item>
          <text:p text:style-name="P83">Примерить инсталляцию, убедиться, что попадаем в слив.</text:p>
        </text:list-item>
        <text:list-item>
          <text:p text:style-name="P83">Обернуть все трубы, попадающие в стяжку, демпферным материалом (лентой или шумоизоляцией) + гидроизоляцией.</text:p>
        </text:list-item>
        <text:list-item>
          <text:p text:style-name="P83">Выполнить стяжку.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9-06-10T22:35:08.652488387</dc:date>
    <meta:editing-duration>PT12H51M25S</meta:editing-duration>
    <meta:editing-cycles>134</meta:editing-cycles>
    <meta:generator>LibreOffice/5.1.6.2$Linux_X86_64 LibreOffice_project/10m0$Build-2</meta:generator>
    <meta:document-statistic meta:table-count="0" meta:image-count="4" meta:object-count="0" meta:page-count="5" meta:paragraph-count="128" meta:word-count="1126" meta:character-count="8111" meta:non-whitespace-character-count="7161"/>
  </office:meta>
</office:document-meta>
</file>